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S Sans Serif" svg:font-family="'MS San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ía de referencia rápida</text:h>
      <text:h text:style-name="Heading_20_3" text:outline-level="3">Contenido del paquete</text:h>
      <text:p text:style-name="Standard">Buenas, acaba usted de recibir el pack de migración de Guadalinex V5 Bibliotecas.</text:p>
      <text:p text:style-name="Standard">Éste pack incluye lo siguiente:</text:p>
      <text:p text:style-name="Standard">- Guía de referencia rápida.</text:p>
      <text:p text:style-name="Standard">- Guía de instalación.</text:p>
      <text:p text:style-name="Standard">- CD de instalación de Guadalinex V5 Bibliotecas.</text:p>
      <text:p text:style-name="Standard">- Cuestionarios de conformidad y satisfacción.</text:p>
      <text:h text:style-name="Heading_20_3" text:outline-level="3">¿Qué hay que tener en cuenta antes de llevar a cabo la instalación?</text:h>
      <text:p text:style-name="Text_20_body">- Deberá consultar cuándo le toca migrar su centro, ésta información deberá consultarla en la web de la migración, cuya dirección es: http://www.juntadeandalucia.es/cultura/caubibliotecas/migracion2009.html</text:p>
      <text:p text:style-name="Text_20_body">- El día anterior a la migración deberá sacar una copia de seguridad de sus ficheros a un CD, DVD o cualquier medio de almacenamiento extraíble, la nueva instalación eliminará toda la información contenida en los equipos.</text:p>
      <text:p text:style-name="Text_20_body">- Compruebe que dispone del manual de instalación, si no es así, podrá descargarla desde la web de migración.</text:p>
      <text:p text:style-name="Text_20_body">- Compruebe que dispone del medio de instalación de Guadalinex V5 Bibliotecas, si no es así, podrá descargar una imagen desde la web de migración.</text:p>
      <text:p text:style-name="Text_20_body">- Descargue el manual de administración, deberá consultarlo para empezar a trabajar con Guadalinex V5 Bibliotecas y descargue los cuestionarios para su posterior envio al CAU via email, éstos documentos podrán descargarse desde la web de migración además de estar incluidos en el pack de migración. En el caso de no poder ser enviados vía email podrá realizarlo por fax, identificando la biblioteca.</text:p>
      <text:h text:style-name="Heading_20_3" text:outline-level="3">¿Cómo realizar la instalación?</text:h>
      <text:p text:style-name="Text_20_body">Para realizar la instalación necesitará reiniciar el equipo con el CD de instalación suministrado en el pack insertado en el lector de CD/DVD.</text:p>
      <text:p text:style-name="Text_20_body">Una vez inicie, empezará la instalación y necesitará tener a mano el manual de instalación para seguir las indicaciones necesarias. Tras concluir la instalación, recuerde rellenar los cuestionarios y enviarlos lo antes posible al CAU.</text:p>
      <text:h text:style-name="Heading_20_3" text:outline-level="3">¿Problemas? ¿Como contactar?</text:h>
      <text:p text:style-name="Text_20_body">Para cualquier imprevisto que se presente durante la migración y que impida la consecución de la instalación con éxito, póngase en contacto con el Centro de Atención a Usuarios (CAU), le darán las indicaciones necesarias para llevarla a cabo satisfactoriamente.</text:p>
      <text:p text:style-name="Text_20_body">Las diferentes vías de contacto con el CAU son:</text:p>
      <text:p text:style-name="Text_20_body">- Teléfono: 902 50 63 50 - Fax: 95 45 40 112</text:p>
      <text:p text:style-name="Text_20_body">- email: cau.bibliotecas.ccul@juntadeandalucia.es</text:p>
      <text:p text:style-name="Text_20_body">- Dirección web del CAU Bibliotecas: www.juntadeandalucia.es/cultura/caubibliote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S Sans Serif" svg:font-family="'MS San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hernandez</meta:initial-creator>
    <meta:creation-date>2009-01-26T13:28:29</meta:creation-date>
    <dc:creator>jhernandez</dc:creator>
    <dc:date>2009-01-29T12:54:23</dc:date>
    <meta:editing-cycles>8</meta:editing-cycles>
    <meta:editing-duration>PT2H58M33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23" meta:word-count="360" meta:character-count="2370"/>
  </office:meta>
</office:document-meta>
</file>